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0000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otted" svg:stroke-width="0.051cm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00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color="#0000ff" fo:font-size="12pt" style:font-size-asian="12pt" style:font-size-complex="12pt"/>
    </style:style>
    <style:style style:name="P6" style:family="paragraph">
      <style:text-properties fo:color="#ff0000"/>
    </style:style>
    <style:style style:name="P7" style:family="paragraph">
      <style:text-properties fo:color="#ff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-33% 58%"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ff" fo:font-size="12pt" style:font-size-asian="12pt" style:font-size-complex="12pt"/>
    </style:style>
    <style:style style:name="T6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7cm" svg:y1="8.62cm" svg:x2="6.145cm" svg:y2="8.62cm">
          <text:p/>
        </draw:line>
        <draw:line draw:style-name="gr1" draw:text-style-name="P1" draw:layer="layout" svg:x1="2.971cm" svg:y1="5.32cm" svg:x2="6.146cm" svg:y2="5.32cm">
          <text:p/>
        </draw:line>
        <draw:line draw:style-name="gr2" draw:text-style-name="P1" draw:layer="layout" svg:x1="2.972cm" svg:y1="6.02cm" svg:x2="6.147cm" svg:y2="6.02cm">
          <text:p/>
        </draw:line>
        <draw:frame draw:style-name="gr3" draw:text-style-name="P2" draw:layer="layout" svg:width="1.188cm" svg:height="0.725cm" svg:x="4.653cm" svg:y="5.843cm">
          <draw:text-box>
            <text:p><text:span text:style-name="T1">gas</text:span></text:p>
          </draw:text-box>
        </draw:frame>
        <draw:frame draw:style-name="gr3" draw:text-style-name="P2" draw:layer="layout" svg:width="1.493cm" svg:height="0.725cm" svg:x="4.541cm" svg:y="4.595cm">
          <draw:text-box>
            <text:p><text:span text:style-name="T1">liquid</text:span></text:p>
          </draw:text-box>
        </draw:frame>
        <draw:frame draw:style-name="gr3" draw:text-style-name="P2" draw:layer="layout" svg:width="0.921cm" svg:height="0.826cm" svg:x="1.984cm" svg:y="5.254cm">
          <draw:text-box>
            <text:p><text:span text:style-name="T2">S</text:span><text:span text:style-name="T3">1</text:span></text:p>
          </draw:text-box>
        </draw:frame>
        <draw:frame draw:style-name="gr3" draw:text-style-name="P2" draw:layer="layout" svg:width="0.921cm" svg:height="0.826cm" svg:x="1.984cm" svg:y="8.185cm">
          <draw:text-box>
            <text:p><text:span text:style-name="T2">S</text:span><text:span text:style-name="T3">0</text:span></text:p>
          </draw:text-box>
        </draw:frame>
        <draw:line draw:style-name="gr1" draw:text-style-name="P1" draw:layer="layout" svg:x1="1.935cm" svg:y1="3.84cm" svg:x2="1.935cm" svg:y2="9.555cm">
          <text:p/>
        </draw:line>
        <draw:frame draw:style-name="gr3" draw:text-style-name="P3" draw:layer="layout" svg:width="0.925cm" svg:height="0.962cm" svg:x="1.01cm" svg:y="3.414cm">
          <draw:text-box>
            <text:p><text:span text:style-name="T4">E</text:span></text:p>
          </draw:text-box>
        </draw:frame>
        <draw:line draw:style-name="gr4" draw:text-style-name="P1" draw:layer="layout" svg:x1="4.175cm" svg:y1="8.62cm" svg:x2="4.207cm" svg:y2="5.32cm">
          <text:p/>
        </draw:line>
        <draw:line draw:style-name="gr2" draw:text-style-name="P1" draw:layer="layout" svg:x1="9.173cm" svg:y1="6.02cm" svg:x2="12.348cm" svg:y2="6.02cm">
          <text:p/>
        </draw:line>
        <draw:line draw:style-name="gr1" draw:text-style-name="P1" draw:layer="layout" svg:x1="9.176cm" svg:y1="5.8cm" svg:x2="12.351cm" svg:y2="5.8cm">
          <text:p/>
        </draw:line>
        <draw:line draw:style-name="gr5" draw:text-style-name="P1" draw:layer="layout" svg:x1="6.146cm" svg:y1="5.32cm" svg:x2="9.176cm" svg:y2="5.8cm">
          <text:p/>
        </draw:line>
        <draw:frame draw:style-name="gr3" draw:text-style-name="P4" draw:layer="layout" svg:width="2.462cm" svg:height="1.199cm" svg:x="6.715cm" svg:y="4.246cm">
          <draw:text-box>
            <text:p text:style-name="P1"><text:span text:style-name="T1">solvent</text:span></text:p>
            <text:p text:style-name="P1"><text:span text:style-name="T1">cage relax</text:span></text:p>
          </draw:text-box>
        </draw:frame>
        <draw:line draw:style-name="gr1" draw:text-style-name="P1" draw:layer="layout" svg:x1="9.171cm" svg:y1="8.12cm" svg:x2="12.346cm" svg:y2="8.12cm">
          <text:p/>
        </draw:line>
        <draw:line draw:style-name="gr5" draw:text-style-name="P1" draw:layer="layout" svg:x1="6.146cm" svg:y1="8.6cm" svg:x2="9.176cm" svg:y2="8.12cm">
          <text:p/>
        </draw:line>
        <draw:line draw:style-name="gr2" draw:text-style-name="P1" draw:layer="layout" svg:x1="9.174cm" svg:y1="8.62cm" svg:x2="12.349cm" svg:y2="8.62cm">
          <text:p/>
        </draw:line>
        <draw:line draw:style-name="gr6" draw:text-style-name="P1" draw:layer="layout" svg:x1="10.582cm" svg:y1="5.8cm" svg:x2="10.616cm" svg:y2="8.12cm">
          <text:p/>
        </draw:line>
        <draw:frame draw:style-name="gr3" draw:text-style-name="P4" draw:layer="layout" svg:width="2.462cm" svg:height="1.199cm" svg:x="6.615cm" svg:y="8.347cm">
          <draw:text-box>
            <text:p text:style-name="P1"><text:span text:style-name="T1">solvent</text:span></text:p>
            <text:p text:style-name="P1"><text:span text:style-name="T1">cage relax</text:span></text:p>
          </draw:text-box>
        </draw:frame>
        <draw:frame draw:style-name="gr3" draw:text-style-name="P5" draw:layer="layout" svg:width="2.487cm" svg:height="0.725cm" draw:transform="rotate (1.55980075250704) translate (3.455cm 8.612cm)">
          <draw:text-box>
            <text:p><text:span text:style-name="T5">absorption</text:span></text:p>
          </draw:text-box>
        </draw:frame>
        <draw:frame draw:style-name="gr3" draw:text-style-name="P7" draw:layer="layout" svg:width="2.174cm" svg:height="0.725cm" draw:transform="rotate (1.55980075250704) translate (10.735cm 8.112cm)">
          <draw:text-box>
            <text:p text:style-name="P6"><text:span text:style-name="T6">emis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14T11:07:33</meta:creation-date>
    <meta:generator>OpenOffice.org/3.3$Linux OpenOffice.org_project/330m18$Build-9556</meta:generator>
    <dc:date>2011-01-14T11:22:24</dc:date>
    <dc:creator>Jussi Eloranta</dc:creator>
    <meta:editing-duration>PT14M51S</meta:editing-duration>
    <meta:editing-cycles>6</meta:editing-cycles>
    <meta:document-statistic meta:object-count="21"/>
  </office:meta>
</office:document-meta>
</file>